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1" style:family="table-column">
      <style:table-column-properties fo:break-before="auto" style:column-width="1.2126in"/>
    </style:style>
    <style:style style:name="co12" style:family="table-column">
      <style:table-column-properties fo:break-before="auto" style:column-width="1.4335in"/>
    </style:style>
    <style:style style:name="co13" style:family="table-column">
      <style:table-column-properties fo:break-before="auto" style:column-width="1.2346in"/>
    </style:style>
    <style:style style:name="co4" style:family="table-column">
      <style:table-column-properties fo:break-before="auto" style:column-width="1.1134in"/>
    </style:style>
    <style:style style:name="co8" style:family="table-column">
      <style:table-column-properties fo:break-before="auto" style:column-width="1.2571in"/>
    </style:style>
    <style:style style:name="co14" style:family="table-column">
      <style:table-column-properties fo:break-before="auto" style:column-width="1.422in"/>
    </style:style>
    <style:style style:name="co7" style:family="table-column">
      <style:table-column-properties fo:break-before="auto" style:column-width="1.622in"/>
    </style:style>
    <style:style style:name="co9" style:family="table-column">
      <style:table-column-properties fo:break-before="auto" style:column-width="1.8791in"/>
    </style:style>
    <style:style style:name="co10" style:family="table-column">
      <style:table-column-properties fo:break-before="auto" style:column-width="1.5866in"/>
    </style:style>
    <style:style style:name="co15" style:family="table-column">
      <style:table-column-properties fo:break-before="auto" style:column-width="1.2146in"/>
    </style:style>
    <style:style style:name="co16" style:family="table-column">
      <style:table-column-properties fo:break-before="auto" style:column-width="1.3972in"/>
    </style:style>
    <style:style style:name="co17" style:family="table-column">
      <style:table-column-properties fo:break-before="auto" style:column-width="1.3016in"/>
    </style:style>
    <style:style style:name="co18" style:family="table-column">
      <style:table-column-properties fo:break-before="auto" style:column-width="1.5791in"/>
    </style:style>
    <style:style style:name="co19" style:family="table-column">
      <style:table-column-properties fo:break-before="auto" style:column-width="1.33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2" style:family="table" style:master-page-name="PageStyle_5f_Example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ackground-color="#fffff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Consolas" style:font-size-complex="9pt" style:font-style-complex="normal" style:font-weight-complex="normal"/>
    </style:style>
    <style:style style:name="ce3" style:family="table-cell" style:parent-style-name="Default">
      <style:table-cell-properties fo:background-color="#fffff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Consolas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ackground-color="#fffff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84"/>
    <style:style style:name="ce21" style:family="table-cell" style:parent-style-name="Default" style:data-style-name="N100">
      <style:table-cell-properties fo:background-color="#fffff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Consolas" style:font-size-complex="9pt" style:font-style-complex="normal" style:font-weight-complex="normal"/>
    </style:style>
    <style:style style:name="ce22" style:family="table-cell" style:parent-style-name="Default">
      <style:table-cell-properties fo:background-color="#fffff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Consolas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fo:background-color="#fffff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7" style:family="graphic">
      <style:graphic-properties draw:marker-start-width="0.0787in" draw:marker-start-center="false" draw:fill="solid" draw:fill-color="#ffffff" draw:auto-grow-height="true" draw:auto-grow-width="false" fo:min-height="0.733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-width="0.0787in" draw:marker-start-center="false" draw:fill="solid" draw:fill-color="#ffffff" draw:auto-grow-height="true" draw:auto-grow-width="false" fo:min-height="1.82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-width="0.0787in" draw:marker-start-center="false" draw:fill="solid" draw:fill-color="#ffffff" draw:auto-grow-height="true" draw:auto-grow-width="false" fo:min-height="3.57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-width="0.0787in" draw:marker-start-center="false" draw:fill="solid" draw:fill-color="#ffffff" draw:auto-grow-height="true" draw:auto-grow-width="false" fo:min-height="0.51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-width="0.0787in" draw:marker-start-center="false" draw:fill="solid" draw:fill-color="#ffffff" draw:auto-grow-height="true" draw:auto-grow-width="false" fo:min-height="0.95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9" style:family="graphic">
      <style:graphic-properties draw:marker-start-width="0.0787in" draw:marker-start-center="false" draw:fill="solid" draw:fill-color="#ffffff" draw:auto-grow-height="true" draw:auto-grow-width="false" fo:min-height="4.01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0" style:family="graphic">
      <style:graphic-properties draw:marker-start-width="0.0787in" draw:marker-start-center="false" draw:fill="solid" draw:fill-color="#ffffff" draw:auto-grow-height="true" draw:auto-grow-width="false" fo:min-height="1.390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1" style:family="graphic">
      <style:graphic-properties draw:marker-start-width="0.0787in" draw:marker-start-center="false" draw:fill="solid" draw:fill-color="#ffffff" draw:auto-grow-height="true" draw:auto-grow-width="false" fo:min-height="1.6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18" table:default-cell-style-name="Default"/>
        <table:table-column table:style-name="co4" table:number-columns-repeated="7" table:default-cell-style-name="Default"/>
        <table:table-column table:style-name="co19" table:default-cell-style-name="Default"/>
        <table:table-column table:style-name="co4" table:number-columns-repeated="36" table:default-cell-style-name="Default"/>
        <table:table-row table:style-name="ro1">
          <table:table-cell table:style-name="ce17" office:value-type="string" calcext:value-type="string">
            <text:p>nik</text:p>
          </table:table-cell>
          <table:table-cell table:style-name="ce17" office:value-type="string" calcext:value-type="string">
            <text:p>nama</text:p>
          </table:table-cell>
          <table:table-cell table:style-name="ce17" office:value-type="string" calcext:value-type="string">
            <text:p>no_kk</text:p>
          </table:table-cell>
          <table:table-cell table:style-name="ce17" office:value-type="string" calcext:value-type="string">
            <office:annotation draw:style-name="gr4" draw:text-style-name="P2" svg:width="4.4528in" svg:height="0.5937in" svg:x="6.3575in" svg:y="0.3228in" draw:caption-point-x="-0.1602in" draw:caption-point-y="-0.3189in">
              <dc:date>2020-01-29T00:00:00</dc:date>
              <text:p text:style-name="P1"><text:span text:style-name="T1">1 - Laki-Laki</text:span></text:p>
              <text:p text:style-name="P1"><text:span text:style-name="T1">2 - Perempuan</text:span></text:p>
            </office:annotation>
            <text:p>jenis_kelamin</text:p>
          </table:table-cell>
          <table:table-cell table:style-name="ce17" office:value-type="string" calcext:value-type="string">
            <text:p>no_telp</text:p>
          </table:table-cell>
          <table:table-cell table:style-name="ce17" office:value-type="string" calcext:value-type="string">
            <text:p>alamat</text:p>
          </table:table-cell>
          <table:table-cell table:style-name="ce17" office:value-type="string" calcext:value-type="string">
            <text:p>nomor_rumah</text:p>
          </table:table-cell>
          <table:table-cell table:style-name="ce17" office:value-type="string" calcext:value-type="string">
            <text:p>rt</text:p>
          </table:table-cell>
          <table:table-cell table:style-name="ce17" office:value-type="string" calcext:value-type="string">
            <text:p>rw</text:p>
          </table:table-cell>
          <table:table-cell table:style-name="ce17" office:value-type="string" calcext:value-type="string">
            <text:p>zipcode</text:p>
          </table:table-cell>
          <table:table-cell table:style-name="ce17" office:value-type="string" calcext:value-type="string">
            <text:p>alamat_propinsi</text:p>
          </table:table-cell>
          <table:table-cell table:style-name="ce17" office:value-type="string" calcext:value-type="string">
            <text:p>alamat_kabupaten</text:p>
          </table:table-cell>
          <table:table-cell table:style-name="ce17" office:value-type="string" calcext:value-type="string">
            <text:p>alamat_kecamatan</text:p>
          </table:table-cell>
          <table:table-cell table:style-name="ce17" office:value-type="string" calcext:value-type="string">
            <text:p>alamat_desa</text:p>
          </table:table-cell>
          <table:table-cell table:style-name="ce17" office:value-type="string" calcext:value-type="string">
            <text:p>tempat_lahir</text:p>
          </table:table-cell>
          <table:table-cell table:style-name="ce17" office:value-type="string" calcext:value-type="string">
            <text:p>tanggal_lahir</text:p>
          </table:table-cell>
          <table:table-cell table:style-name="ce17" office:value-type="string" calcext:value-type="string">
            <office:annotation draw:style-name="gr5" draw:text-style-name="P2" svg:width="4.7618in" svg:height="1.0311in" svg:x="21.5465in" svg:y="0.3228in" draw:caption-point-x="-0.1602in" draw:caption-point-y="-0.3189in">
              <dc:date>2020-01-29T00:00:00</dc:date>
              <text:p text:style-name="P1"><text:span text:style-name="T1">1 - Kawin</text:span></text:p>
              <text:p text:style-name="P1"><text:span text:style-name="T1">2 - Belum Kawin</text:span></text:p>
              <text:p text:style-name="P1"><text:span text:style-name="T1">3 - Cerai Mati</text:span></text:p>
              <text:p text:style-name="P1"><text:span text:style-name="T1">4 - Cerai Hidup</text:span></text:p>
            </office:annotation>
            <text:p>status_pernikahan</text:p>
          </table:table-cell>
          <table:table-cell table:style-name="ce17" office:value-type="string" calcext:value-type="string">
            <office:annotation draw:style-name="gr4" draw:text-style-name="P2" svg:width="4.7618in" svg:height="0.5937in" svg:x="22.6594in" svg:y="0.3228in" draw:caption-point-x="-0.1602in" draw:caption-point-y="-0.3189in">
              <dc:date>2020-01-29T00:00:00</dc:date>
              <text:p text:style-name="P1"><text:span text:style-name="T1">0 - Tidak</text:span></text:p>
              <text:p text:style-name="P1"><text:span text:style-name="T1">1 - Ya</text:span></text:p>
            </office:annotation>
            <text:p>kelainan_fisik</text:p>
          </table:table-cell>
          <table:table-cell table:style-name="ce17" office:value-type="string" calcext:value-type="string">
            <text:p>pekerjaan</text:p>
          </table:table-cell>
          <table:table-cell table:style-name="ce17" office:value-type="string" calcext:value-type="string">
            <text:p>pekerjaan_master_id</text:p>
          </table:table-cell>
          <table:table-cell table:style-name="ce17" office:value-type="string" calcext:value-type="string">
            <office:annotation draw:style-name="gr9" draw:text-style-name="P2" svg:width="4.4528in" svg:height="4.0937in" svg:x="26.465in" svg:y="0.3228in" draw:caption-point-x="-0.1602in" draw:caption-point-y="-0.3189in">
              <dc:date>2020-01-29T00:00:00</dc:date>
              <text:p text:style-name="P1"><text:span text:style-name="T1">&lt;option value="0"&gt;-&lt;/option&gt;</text:span></text:p>
              <text:p text:style-name="P1"><text:span text:style-name="T1">&lt;option value="1" selected=""&gt;Kepala Keluarga&lt;/option&gt;</text:span></text:p>
              <text:p text:style-name="P1"><text:span text:style-name="T1">&lt;option value="2"&gt;Suami&lt;/option&gt;</text:span></text:p>
              <text:p text:style-name="P1"><text:span text:style-name="T1">&lt;option value="3"&gt;Istri&lt;/option&gt;</text:span></text:p>
              <text:p text:style-name="P1"><text:span text:style-name="T1">&lt;option value="4"&gt;Anak Kandung&lt;/option&gt;</text:span></text:p>
              <text:p text:style-name="P1"><text:span text:style-name="T1">5 - Anak Angkat</text:span></text:p>
              <text:p text:style-name="P1"><text:span text:style-name="T1">6 - Menantu</text:span></text:p>
              <text:p text:style-name="P1"><text:span text:style-name="T1">7 - Cucu</text:span></text:p>
              <text:p text:style-name="P1"><text:span text:style-name="T1">8 - Orang Tua</text:span></text:p>
              <text:p text:style-name="P1"><text:span text:style-name="T1">9 - Mertua</text:span></text:p>
              <text:p text:style-name="P1"><text:span text:style-name="T1">10 - Famili Lain</text:span></text:p>
              <text:p text:style-name="P1"><text:span text:style-name="T1">11 - Pembantu</text:span></text:p>
              <text:p text:style-name="P1"><text:span text:style-name="T1">12 - Famili lain</text:span></text:p>
              <text:p text:style-name="P1"><text:span text:style-name="T1">13 - Adik</text:span></text:p>
              <text:p text:style-name="P1"><text:span text:style-name="T1">14 - Anak Tiri</text:span></text:p>
              <text:p text:style-name="P1"><text:span text:style-name="T1">15 - Ayah</text:span></text:p>
              <text:p text:style-name="P1"><text:span text:style-name="T1">16 - Ibu</text:span></text:p>
              <text:p text:style-name="P1"><text:span text:style-name="T1">17 - Kakak</text:span></text:p>
            </office:annotation>
            <text:p>shdk</text:p>
          </table:table-cell>
          <table:table-cell table:style-name="ce17" office:value-type="string" calcext:value-type="string">
            <text:p>nik_ayah_nama</text:p>
          </table:table-cell>
          <table:table-cell table:style-name="ce17" office:value-type="string" calcext:value-type="string">
            <text:p>nik_ayah</text:p>
          </table:table-cell>
          <table:table-cell table:style-name="ce17" office:value-type="string" calcext:value-type="string">
            <text:p>nik_ibu_nama</text:p>
          </table:table-cell>
          <table:table-cell table:style-name="ce17" office:value-type="string" calcext:value-type="string">
            <text:p>nik_ibu</text:p>
          </table:table-cell>
          <table:table-cell table:style-name="ce17" office:value-type="string" calcext:value-type="string">
            <office:annotation draw:style-name="gr10" draw:text-style-name="P2" svg:width="4.6736in" svg:height="1.4689in" svg:x="32.0311in" svg:y="0.3228in" draw:caption-point-x="-0.1602in" draw:caption-point-y="-0.3189in">
              <dc:date>2020-01-29T00:00:00</dc:date>
              <text:p text:style-name="P1"><text:span text:style-name="T1">- - Tidak Tahu</text:span></text:p>
              <text:p text:style-name="P1"><text:span text:style-name="T1">(A/B/AB/O)</text:span></text:p>
              <text:p text:style-name="P1"><text:span text:style-name="T1">(A+/-)</text:span></text:p>
              <text:p text:style-name="P1"><text:span text:style-name="T1">(B+/-)</text:span></text:p>
              <text:p text:style-name="P1"><text:span text:style-name="T1">(AB+/-)</text:span></text:p>
              <text:p text:style-name="P1"><text:span text:style-name="T1">(O+/-)</text:span></text:p>
            </office:annotation>
            <text:p>gol_darah</text:p>
          </table:table-cell>
          <table:table-cell table:style-name="ce17" office:value-type="string" calcext:value-type="string">
            <office:annotation draw:style-name="gr11" draw:text-style-name="P2" svg:width="4.6736in" svg:height="1.6874in" svg:x="33.1445in" svg:y="0.3228in" draw:caption-point-x="-0.1602in" draw:caption-point-y="-0.3189in">
              <dc:date>2020-01-29T00:00:00</dc:date>
              <text:p text:style-name="P1"><text:span text:style-name="T1">0 - Belum terdata</text:span></text:p>
              <text:p text:style-name="P1"><text:span text:style-name="T1">1 - Islam</text:span></text:p>
              <text:p text:style-name="P1"><text:span text:style-name="T1">2 - Kristen</text:span></text:p>
              <text:p text:style-name="P1"><text:span text:style-name="T1">3 - Katolik</text:span></text:p>
              <text:p text:style-name="P1"><text:span text:style-name="T1">4 - Hindu</text:span></text:p>
              <text:p text:style-name="P1"><text:span text:style-name="T1">5 - Budha</text:span></text:p>
              <text:p text:style-name="P1"><text:span text:style-name="T1">6 - Kong Hucu</text:span></text:p>
            </office:annotation>
            <text:p>agama</text:p>
          </table:table-cell>
          <table:table-cell table:style-name="ce17" office:value-type="string" calcext:value-type="string">
            <office:annotation draw:style-name="gr6" draw:text-style-name="P2" svg:width="4.4528in" svg:height="3.6563in" svg:x="34.4783in" svg:y="0.3228in" draw:caption-point-x="-0.1602in" draw:caption-point-y="-0.3189in">
              <dc:date>2020-01-29T00:00:00</dc:date>
              <text:p text:style-name="P1"><text:span text:style-name="T1">- - Belum Teradata</text:span></text:p>
              <text:p text:style-name="P1"><text:span text:style-name="T1">0 - Belum Sekolah</text:span></text:p>
              <text:p text:style-name="P1"><text:span text:style-name="T1">12- TK</text:span></text:p>
              <text:p text:style-name="P1"><text:span text:style-name="T1">1 - SD</text:span></text:p>
              <text:p text:style-name="P1"><text:span text:style-name="T1">2 - SMP</text:span></text:p>
              <text:p text:style-name="P1"><text:span text:style-name="T1">3 - SMA / SMK</text:span></text:p>
              <text:p text:style-name="P1"><text:span text:style-name="T1">4 - D I</text:span></text:p>
              <text:p text:style-name="P1"><text:span text:style-name="T1">5- D II</text:span></text:p>
              <text:p text:style-name="P1"><text:span text:style-name="T1">6 - D III</text:span></text:p>
              <text:p text:style-name="P1"><text:span text:style-name="T1">7 - AKTA I</text:span></text:p>
              <text:p text:style-name="P1"><text:span text:style-name="T1">8 - AKTA II</text:span></text:p>
              <text:p text:style-name="P1"><text:span text:style-name="T1">9 - S1</text:span></text:p>
              <text:p text:style-name="P1"><text:span text:style-name="T1">10 - S2</text:span></text:p>
              <text:p text:style-name="P1"><text:span text:style-name="T1">11 - S3</text:span></text:p>
              <text:p text:style-name="P1"><text:span text:style-name="T1">98 - Tidak Tamat SD</text:span></text:p>
              <text:p text:style-name="P1"><text:span text:style-name="T1">99 - Tidak Sekolah</text:span></text:p>
            </office:annotation>
            <text:p>pendidikan_terakhir</text:p>
          </table:table-cell>
          <table:table-cell table:style-name="ce17" office:value-type="string" calcext:value-type="string">
            <text:p>created_at</text:p>
          </table:table-cell>
          <table:table-cell table:style-name="ce17" office:value-type="string" calcext:value-type="string">
            <text:p>created_by</text:p>
          </table:table-cell>
          <table:table-cell table:style-name="ce17" office:value-type="string" calcext:value-type="string">
            <text:p>modified_at</text:p>
          </table:table-cell>
          <table:table-cell table:style-name="ce17" office:value-type="string" calcext:value-type="string">
            <text:p>modified_by</text:p>
          </table:table-cell>
          <table:table-cell table:number-columns-repeated="3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kj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F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61256" calcext:value-type="float">
            <text:p>61256</text:p>
          </table:table-cell>
          <table:table-cell table:style-name="ce19" office:value-type="string" calcext:value-type="string">
            <text:p>35</text:p>
          </table:table-cell>
          <table:table-cell table:style-name="ce19" office:value-type="string" calcext:value-type="string">
            <text:p>3515</text:p>
          </table:table-cell>
          <table:table-cell table:style-name="ce19" office:value-type="string" calcext:value-type="string">
            <text:p>3515140</text:p>
          </table:table-cell>
          <table:table-cell table:style-name="ce19" office:value-type="string" calcext:value-type="string">
            <text:p>3515140004</text:p>
          </table:table-cell>
          <table:table-cell office:value-type="string" calcext:value-type="string">
            <text:p>Sidoarjo</text:p>
          </table:table-cell>
          <table:table-cell table:style-name="ce11" office:value-type="date" office:date-value="2011-11-04" calcext:value-type="date">
            <text:p>2011-11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2">
          <table:table-cell table:number-columns-repeated="9"/>
          <table:table-cell table:style-name="ce17"/>
          <table:table-cell table:style-name="ce19" table:number-columns-repeated="4"/>
          <table:table-cell/>
          <table:table-cell table:style-name="ce11"/>
          <table:table-cell table:number-columns-repeated="48"/>
        </table:table-row>
        <table:table-row table:style-name="ro2">
          <table:table-cell table:number-columns-repeated="2"/>
          <table:table-cell table:style-name="ce9"/>
          <table:table-cell table:number-columns-repeated="6"/>
          <table:table-cell table:style-name="ce17"/>
          <table:table-cell table:style-name="ce19" table:number-columns-repeated="4"/>
          <table:table-cell/>
          <table:table-cell table:style-name="ce11"/>
          <table:table-cell table:number-columns-repeated="48"/>
        </table:table-row>
        <table:table-row table:style-name="ro2" table:number-rows-repeated="4">
          <table:table-cell table:number-columns-repeated="15"/>
          <table:table-cell table:style-name="ce11"/>
          <table:table-cell table:number-columns-repeated="48"/>
        </table:table-row>
        <table:table-row table:style-name="ro2" table:number-rows-repeated="3">
          <table:table-cell table:number-columns-repeated="2"/>
          <table:table-cell table:style-name="ce9"/>
          <table:table-cell table:number-columns-repeated="12"/>
          <table:table-cell table:style-name="ce11"/>
          <table:table-cell table:number-columns-repeated="48"/>
        </table:table-row>
        <table:table-row table:style-name="ro2" table:number-rows-repeated="104856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xample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2" table:default-cell-style-name="Default"/>
        <table:table-column table:style-name="co8" table:default-cell-style-name="Default"/>
        <table:table-column table:style-name="co4" table:number-columns-repeated="11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number-columns-repeated="34" table:default-cell-style-name="Default"/>
        <table:table-row table:style-name="ro1">
          <table:table-cell table:style-name="ce17" office:value-type="string" calcext:value-type="string">
            <text:p>nik</text:p>
          </table:table-cell>
          <table:table-cell table:style-name="ce17" office:value-type="string" calcext:value-type="string">
            <text:p>nama</text:p>
          </table:table-cell>
          <table:table-cell table:style-name="ce17" office:value-type="string" calcext:value-type="string">
            <text:p>no_kk</text:p>
          </table:table-cell>
          <table:table-cell table:style-name="ce17" office:value-type="string" calcext:value-type="string">
            <office:annotation draw:style-name="gr7" draw:text-style-name="P2" svg:width="4.4528in" svg:height="0.8126in" svg:x="5.15in" svg:y="0.3228in" draw:caption-point-x="-0.1602in" draw:caption-point-y="-0.3189in">
              <dc:date>2020-01-29T00:00:00</dc:date>
              <text:p text:style-name="P1"><text:span text:style-name="T1">1 - Laki-Laki</text:span></text:p>
              <text:p text:style-name="P1"><text:span text:style-name="T1">2 - Perempuan</text:span></text:p>
              <text:p text:style-name="P1"><text:span text:style-name="T1"><text:tab/></text:span><text:span text:style-name="T1">-Riza Nafis</text:span></text:p>
            </office:annotation>
            <text:p>jenis_kelamin</text:p>
          </table:table-cell>
          <table:table-cell table:style-name="ce17" office:value-type="string" calcext:value-type="string">
            <text:p>alamat</text:p>
          </table:table-cell>
          <table:table-cell table:style-name="ce17" office:value-type="string" calcext:value-type="string">
            <text:p>nomor_rumah</text:p>
          </table:table-cell>
          <table:table-cell table:style-name="ce17" office:value-type="string" calcext:value-type="string">
            <text:p>rt</text:p>
          </table:table-cell>
          <table:table-cell table:style-name="ce17" office:value-type="string" calcext:value-type="string">
            <text:p>rw</text:p>
          </table:table-cell>
          <table:table-cell table:style-name="ce17" office:value-type="string" calcext:value-type="string">
            <text:p>zipcode</text:p>
          </table:table-cell>
          <table:table-cell table:style-name="ce17" office:value-type="string" calcext:value-type="string">
            <text:p>alamat_propinsi</text:p>
          </table:table-cell>
          <table:table-cell table:style-name="ce17" office:value-type="string" calcext:value-type="string">
            <text:p>alamat_kabupaten</text:p>
          </table:table-cell>
          <table:table-cell table:style-name="ce17" office:value-type="string" calcext:value-type="string">
            <text:p>alamat_kecamatan</text:p>
          </table:table-cell>
          <table:table-cell table:style-name="ce17" office:value-type="string" calcext:value-type="string">
            <text:p>alamat_desa</text:p>
          </table:table-cell>
          <table:table-cell table:style-name="ce17" office:value-type="string" calcext:value-type="string">
            <text:p>tempat_lahir</text:p>
          </table:table-cell>
          <table:table-cell table:style-name="ce17" office:value-type="string" calcext:value-type="string">
            <text:p>tanggal_lahir</text:p>
          </table:table-cell>
          <table:table-cell table:style-name="ce17" office:value-type="string" calcext:value-type="string">
            <text:p>status_pernikahan</text:p>
          </table:table-cell>
          <table:table-cell table:style-name="ce17" office:value-type="string" calcext:value-type="string">
            <text:p>kelainan_fisik</text:p>
          </table:table-cell>
          <table:table-cell table:style-name="ce17" office:value-type="string" calcext:value-type="string">
            <text:p>pekerjaan</text:p>
          </table:table-cell>
          <table:table-cell table:style-name="ce17" office:value-type="string" calcext:value-type="string">
            <text:p>shdk</text:p>
          </table:table-cell>
          <table:table-cell table:style-name="ce17" office:value-type="string" calcext:value-type="string">
            <text:p>nik_ayah_nama</text:p>
          </table:table-cell>
          <table:table-cell table:style-name="ce17" office:value-type="string" calcext:value-type="string">
            <text:p>nik_ayah</text:p>
          </table:table-cell>
          <table:table-cell table:style-name="ce17" office:value-type="string" calcext:value-type="string">
            <text:p>nik_ibu_nama</text:p>
          </table:table-cell>
          <table:table-cell table:style-name="ce17" office:value-type="string" calcext:value-type="string">
            <text:p>nik_ibu</text:p>
          </table:table-cell>
          <table:table-cell table:style-name="ce17" office:value-type="string" calcext:value-type="string">
            <text:p>gol_darah</text:p>
          </table:table-cell>
          <table:table-cell table:style-name="ce17" office:value-type="string" calcext:value-type="string">
            <office:annotation draw:style-name="gr8" draw:text-style-name="P2" svg:width="4.7618in" svg:height="1.9063in" svg:x="28.6709in" svg:y="0.3228in" draw:caption-point-x="-0.1602in" draw:caption-point-y="-0.3189in">
              <dc:date>2020-01-29T00:00:00</dc:date>
              <text:p text:style-name="P1"><text:span text:style-name="T1">0 - Belum terdata</text:span></text:p>
              <text:p text:style-name="P1"><text:span text:style-name="T1">1 - Islam</text:span></text:p>
              <text:p text:style-name="P1"><text:span text:style-name="T1">2 - Kristen</text:span></text:p>
              <text:p text:style-name="P1"><text:span text:style-name="T1">3 - Katolik</text:span></text:p>
              <text:p text:style-name="P1"><text:span text:style-name="T1">4 - Hindu</text:span></text:p>
              <text:p text:style-name="P1"><text:span text:style-name="T1">5 - Budha</text:span></text:p>
              <text:p text:style-name="P1"><text:span text:style-name="T1">6 - Kong Hucu</text:span></text:p>
              <text:p text:style-name="P1"><text:span text:style-name="T1"><text:tab/></text:span><text:span text:style-name="T1">-Riza Nafis</text:span></text:p>
            </office:annotation>
            <text:p>agama</text:p>
          </table:table-cell>
          <table:table-cell table:style-name="ce17" office:value-type="string" calcext:value-type="string">
            <office:annotation draw:style-name="gr6" draw:text-style-name="P2" svg:width="5.0709in" svg:height="3.6563in" svg:x="29.7839in" svg:y="0.3228in" draw:caption-point-x="-0.1602in" draw:caption-point-y="-0.3189in">
              <dc:date>2020-01-29T00:00:00</dc:date>
              <text:p text:style-name="P1"><text:span text:style-name="T1">&lt;option value="-"&gt;Belum Teradata&lt;/option&gt;</text:span></text:p>
              <text:p text:style-name="P1"><text:span text:style-name="T1">&lt;option value="0"&gt;Belum Sekolah&lt;/option&gt;</text:span></text:p>
              <text:p text:style-name="P1"><text:span text:style-name="T1">&lt;option value="12"&gt;TK&lt;/option&gt;</text:span></text:p>
              <text:p text:style-name="P1"><text:span text:style-name="T1">&lt;option value="1"&gt;SD&lt;/option&gt;</text:span></text:p>
              <text:p text:style-name="P1"><text:span text:style-name="T1">&lt;option value="2"&gt;SMP&lt;/option&gt;</text:span></text:p>
              <text:p text:style-name="P1"><text:span text:style-name="T1">&lt;option value="3"&gt;SMA / SMK&lt;/option&gt;</text:span></text:p>
              <text:p text:style-name="P1"><text:span text:style-name="T1">&lt;option value="4"&gt;D I&lt;/option&gt;</text:span></text:p>
              <text:p text:style-name="P1"><text:span text:style-name="T1">&lt;option value="5"&gt;D II&lt;/option&gt;</text:span></text:p>
              <text:p text:style-name="P1"><text:span text:style-name="T1">&lt;option value="6" selected=""&gt;D III&lt;/option&gt;</text:span></text:p>
              <text:p text:style-name="P1"><text:span text:style-name="T1">&lt;option value="7"&gt;AKTA I&lt;/option&gt;</text:span></text:p>
              <text:p text:style-name="P1"><text:span text:style-name="T1">&lt;option value="8"&gt;AKTA II&lt;/option&gt;</text:span></text:p>
              <text:p text:style-name="P1"><text:span text:style-name="T1">&lt;option value="9"&gt;S1&lt;/option&gt;</text:span></text:p>
              <text:p text:style-name="P1"><text:span text:style-name="T1">&lt;option value="10"&gt;S2&lt;/option&gt;</text:span></text:p>
              <text:p text:style-name="P1"><text:span text:style-name="T1">&lt;option value="11"&gt;S3&lt;/option&gt;</text:span></text:p>
              <text:p text:style-name="P1"><text:span text:style-name="T1">&lt;option value="98"&gt;Tidak Tamat SD&lt;/option&gt;</text:span></text:p>
              <text:p text:style-name="P1"><text:span text:style-name="T1">&lt;option value="99"&gt;Tidak Sekolah&lt;/option&gt;</text:span></text:p>
            </office:annotation>
            <text:p>pendidikan_terakhir</text:p>
          </table:table-cell>
          <table:table-cell table:style-name="ce17" office:value-type="string" calcext:value-type="string">
            <text:p>created_by</text:p>
          </table:table-cell>
          <table:table-cell table:style-name="ce17" office:value-type="string" calcext:value-type="string">
            <text:p>created_at</text:p>
          </table:table-cell>
          <table:table-cell table:style-name="ce17" office:value-type="string" calcext:value-type="string">
            <text:p>modified_by</text:p>
          </table:table-cell>
          <table:table-cell table:style-name="ce17" office:value-type="string" calcext:value-type="string">
            <text:p>modified_at</text:p>
          </table:table-cell>
          <table:table-cell table:number-columns-repeated="34"/>
        </table:table-row>
        <table:table-row table:style-name="ro1">
          <table:table-cell table:style-name="ce21" office:value-type="string" calcext:value-type="string">
            <text:p>1108021811580002</text:p>
          </table:table-cell>
          <table:table-cell table:style-name="ce22" office:value-type="string" calcext:value-type="string">
            <text:p>EDY HARI PRASETYO</text:p>
          </table:table-cell>
          <table:table-cell table:style-name="ce23" office:value-type="string" calcext:value-type="string">
            <text:p>3515181003150010</text:p>
          </table:table-cell>
          <table:table-cell table:style-name="ce24" office:value-type="float" office:value="1" calcext:value-type="float">
            <text:p>1</text:p>
          </table:table-cell>
          <table:table-cell table:style-name="ce17" office:value-type="string" calcext:value-type="string">
            <text:p>AJ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1256" calcext:value-type="float">
            <text:p>61256</text:p>
          </table:table-cell>
          <table:table-cell table:style-name="ce19" office:value-type="string" calcext:value-type="string">
            <text:p>35</text:p>
          </table:table-cell>
          <table:table-cell table:style-name="ce19" office:value-type="string" calcext:value-type="string">
            <text:p>3515</text:p>
          </table:table-cell>
          <table:table-cell table:style-name="ce19" office:value-type="string" calcext:value-type="string">
            <text:p>3515140</text:p>
          </table:table-cell>
          <table:table-cell table:style-name="ce19" office:value-type="string" calcext:value-type="string">
            <text:p>3515140004</text:p>
          </table:table-cell>
          <table:table-cell table:style-name="ce17" office:value-type="string" calcext:value-type="string">
            <text:p>YOGYAKARTA</text:p>
          </table:table-cell>
          <table:table-cell table:style-name="ce25" office:value-type="date" office:date-value="1958-11-18" calcext:value-type="date">
            <text:p>1958-11-1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21" office:value-type="string" calcext:value-type="string">
            <text:p>1226115604010003</text:p>
          </table:table-cell>
          <table:table-cell table:style-name="ce22" office:value-type="string" calcext:value-type="string">
            <text:p>LEVINA CHARIN</text:p>
          </table:table-cell>
          <table:table-cell table:style-name="ce21" office:value-type="string" calcext:value-type="string">
            <text:p>125611970133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F</text:p>
          </table:table-cell>
          <table:table-cell table:style-name="ce19" office:value-type="string" calcext:value-type="string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1256" calcext:value-type="float">
            <text:p>61256</text:p>
          </table:table-cell>
          <table:table-cell table:style-name="ce19" office:value-type="string" calcext:value-type="string">
            <text:p>35</text:p>
          </table:table-cell>
          <table:table-cell table:style-name="ce19" office:value-type="string" calcext:value-type="string">
            <text:p>3515</text:p>
          </table:table-cell>
          <table:table-cell table:style-name="ce19" office:value-type="string" calcext:value-type="string">
            <text:p>3515140</text:p>
          </table:table-cell>
          <table:table-cell table:style-name="ce19" office:value-type="string" calcext:value-type="string">
            <text:p>3515140004</text:p>
          </table:table-cell>
          <table:table-cell table:style-name="ce17" office:value-type="string" calcext:value-type="string">
            <text:p>SURABAYA</text:p>
          </table:table-cell>
          <table:table-cell table:style-name="ce25" office:value-type="date" office:date-value="2001-04-16" calcext:value-type="date">
            <text:p>2001-04-16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020-01-28 00:19:4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020-01-28 00:27:14</text:p>
          </table:table-cell>
          <table:table-cell table:number-columns-repeated="34"/>
        </table:table-row>
        <table:table-row table:style-name="ro2" table:number-rows-repeated="104857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 style:data-style-name="N2" text:time-value="09:26:16.937651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" style:display-name="PageStyle_Examp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date>2020-02-01T09:30:36.963226209</dc:date>
    <meta:editing-duration>PT8M24S</meta:editing-duration>
    <meta:editing-cycles>3</meta:editing-cycles>
    <meta:document-statistic meta:table-count="2" meta:cell-count="150" meta:object-count="0"/>
  </office:meta>
</office:document-meta>
</file>